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87cm"/>
    </style:style>
    <style:style style:name="co3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0.748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1.053cm"/>
    </style:style>
    <style:style style:name="co7" style:family="table-column">
      <style:table-column-properties fo:break-before="auto" style:column-width="1.247cm"/>
    </style:style>
    <style:style style:name="co8" style:family="table-column">
      <style:table-column-properties fo:break-before="auto" style:column-width="6.135cm"/>
    </style:style>
    <style:style style:name="co9" style:family="table-column">
      <style:table-column-properties fo:break-before="auto" style:column-width="10.513cm"/>
    </style:style>
    <style:style style:name="co10" style:family="table-column">
      <style:table-column-properties fo:break-before="auto" style:column-width="4.747cm"/>
    </style:style>
    <style:style style:name="co11" style:family="table-column">
      <style:table-column-properties fo:break-before="auto" style:column-width="2.7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color="#ff3333"/>
    </style:style>
    <style:style style:name="T1" style:family="text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2"/>
        <table:table-column table:style-name="co1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 table:number-columns-repeated="5"/>
          <table:table-cell office:value-type="string">
            <text:p>(A&lt;B)</text:p>
          </table:table-cell>
          <table:table-cell office:value-type="string">
            <text:p>B==0</text:p>
          </table:table-cell>
          <table:table-cell office:value-type="string">
            <text:p>Bi==Ai</text:p>
          </table:table-cell>
          <table:table-cell office:value-type="string">
            <text:p>N==0</text:p>
          </table:table-cell>
          <table:table-cell table:style-name="ce1" table:number-columns-repeated="4"/>
          <table:table-cell table:style-name="Default"/>
        </table:table-row>
        <table:table-row table:style-name="ro1">
          <table:table-cell/>
          <table:table-cell office:value-type="string">
            <text:p>S0</text:p>
          </table:table-cell>
          <table:table-cell office:value-type="string">
            <text:p>S1</text:p>
          </table:table-cell>
          <table:table-cell office:value-type="string">
            <text:p>S2</text:p>
          </table:table-cell>
          <table:table-cell office:value-type="string">
            <text:p>Go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NS0</text:p>
          </table:table-cell>
          <table:table-cell office:value-type="string">
            <text:p>NS1</text:p>
          </table:table-cell>
          <table:table-cell office:value-type="string">
            <text:p>NS2</text:p>
          </table:table-cell>
          <table:table-cell office:value-type="string">
            <text:p>R</text:p>
          </table:table-cell>
          <table:table-cell office:value-type="string">
            <text:p>ERR</text:p>
          </table:table-cell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Default" table:number-columns-repeated="9"/>
          <table:table-cell table:style-name="Default" office:value-type="string">
            <text:p>S0*(_S1*S2*_K*_E+S1*(_S2+_J))</text:p>
          </table:table-cell>
          <table:table-cell table:style-name="Default" office:value-type="string">
            <text:p>S0*_S1</text:p>
          </table:table-cell>
          <table:table-cell table:style-name="Default" office:value-type="string">
            <text:p>(S0xorS1)*_S2+_S1*(_S0*(_S2*Go+S2*+_K*_E)+S0*S2*_D)</text:p>
          </table:table-cell>
          <table:table-cell table:style-name="Default" office:value-type="string">
            <text:p>_S0*S2*(_S1*(K+E)+S1*J)</text:p>
          </table:table-cell>
          <table:table-cell table:style-name="Default" office:value-type="string">
            <text:p><text:span text:style-name="T1">_S0*</text:span>S1*S2*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5/12/2015</text:date>, <text:time>18:3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1M9S</meta:editing-duration>
    <meta:editing-cycles>5</meta:editing-cycles>
    <meta:generator>OpenOffice/4.1.2$Win32 OpenOffice.org_project/412m3$Build-9782</meta:generator>
    <dc:date>2015-12-05T18:36:31.16</dc:date>
    <dc:creator>Ivan Folbort</dc:creator>
    <meta:document-statistic meta:table-count="3" meta:cell-count="165" meta:object-count="0"/>
    <meta:user-defined meta:name="Info 1"/>
    <meta:user-defined meta:name="Info 2"/>
    <meta:user-defined meta:name="Info 3"/>
    <meta:user-defined meta:name="Info 4"/>
  </office:meta>
</office:document-meta>
</file>